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1.337cm" fo:min-width="19.09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542cm" fo:min-width="3.084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543cm" fo:min-width="2.86cm"/>
      <style:paragraph-properties style:writing-mode="lr-tb"/>
    </style:style>
    <style:style style:name="gr4" style:family="graphic" style:parent-style-name="objectwithoutfill">
      <style:graphic-properties svg:stroke-width="0.051cm" draw:marker-start-width="0.279cm" draw:marker-end="Arrowheads_20_1" draw:marker-end-width="0.381cm" draw:fill="none" draw:textarea-vertical-align="middle" fo:padding-top="0.15cm" fo:padding-bottom="0.66cm" fo:padding-left="0.275cm" fo:padding-right="0.275cm"/>
      <style:paragraph-properties style:writing-mode="lr-tb"/>
    </style:style>
    <style:style style:name="gr5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66cm" fo:padding-left="0.275cm" fo:padding-right="0.275cm"/>
      <style:paragraph-properties style:writing-mode="lr-tb"/>
    </style:style>
    <style:style style:name="gr6" style:family="graphic" style:parent-style-name="objectwithoutfill">
      <style:graphic-properties svg:stroke-width="0.051cm" draw:marker-start-width="0.279cm" draw:marker-end="Arrowheads_20_3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7" style:family="graphic" style:parent-style-name="objectwithoutfill">
      <style:graphic-properties svg:stroke-width="0.051cm" draw:marker-start-width="0.279cm" draw:marker-end="Arrowheads_20_11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="Arrowheads_20_12" draw:marker-end-width="0.381cm" draw:fill="none" draw:textarea-vertical-align="middle" fo:padding-top="0.15cm" fo:padding-bottom="0.15cm" fo:padding-left="0.275cm" fo:padding-right="0.275cm" draw:shadow-offset-x="0.203cm" draw:shadow-offset-y="0.203cm"/>
      <style:paragraph-properties style:writing-mode="lr-tb"/>
    </style:style>
    <style:style style:name="gr9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draw:stroke="solid" svg:stroke-color="#611729" draw:fill="none" draw:fill-color="#ffffff" fo:min-height="3.766cm"/>
      <style:paragraph-properties style:writing-mode="lr-tb"/>
    </style:style>
    <style:style style:name="gr11" style:family="graphic" style:parent-style-name="objectwithoutfill">
      <style:graphic-properties draw:marker-end="Arrowheads_20_17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18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19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20" draw:marker-end-width="0.3cm" draw:fill="none" draw:textarea-vertical-align="middle"/>
    </style:style>
    <style:style style:name="gr15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2.29cm" fo:min-width="14.63cm"/>
      <style:paragraph-properties style:writing-mode="lr-tb"/>
    </style:style>
    <style:style style:name="gr17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385cm" fo:min-width="3.311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385cm" fo:min-width="3.319cm"/>
      <style:paragraph-properties style:writing-mode="lr-tb"/>
    </style:style>
    <style:style style:name="gr20" style:family="graphic" style:parent-style-name="objectwithoutfill" style:list-style-name="L1">
      <style:graphic-properties svg:stroke-width="0.051cm" draw:marker-start-width="0.279cm" draw:marker-end="Arrowheads_20_13" draw:marker-end-width="0.381cm" draw:fill="none" draw:textarea-horizontal-align="center" draw:textarea-vertical-align="middle" fo:padding-top="0.15cm" fo:padding-bottom="0.66cm" fo:padding-left="0.275cm" fo:padding-right="0.275cm"/>
      <style:paragraph-properties style:writing-mode="lr-tb"/>
    </style:style>
    <style:style style:name="gr21" style:family="graphic" style:parent-style-name="objectwithoutfill" style:list-style-name="L1">
      <style:graphic-properties svg:stroke-width="0.051cm" draw:marker-start-width="0.279cm" draw:marker-end="Arrowheads_20_14" draw:marker-end-width="0.381cm" draw:fill="none" draw:textarea-vertical-align="middle" fo:padding-top="0.152cm" fo:padding-bottom="0.66cm" fo:padding-left="0.275cm" fo:padding-right="0.275cm"/>
      <style:paragraph-properties style:writing-mode="lr-tb"/>
    </style:style>
    <style:style style:name="gr22" style:family="graphic" style:parent-style-name="objectwithoutfill">
      <style:graphic-properties draw:fill="none" draw:textarea-vertical-align="middle"/>
      <style:paragraph-properties style:writing-mode="lr-tb"/>
    </style:style>
    <style:style style:name="gr23" style:family="graphic" style:parent-style-name="objectwithoutfill" style:list-style-name="L1">
      <style:graphic-properties svg:stroke-width="0.051cm" draw:marker-start-width="0.279cm" draw:marker-end="Arrowheads_20_13" draw:marker-end-width="0.381cm" draw:fill="none" draw:textarea-horizontal-align="center" draw:textarea-vertical-align="middle" fo:padding-top="0.15cm" fo:padding-bottom="0.61cm" fo:padding-left="0.275cm" fo:padding-right="0.2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729fcf"/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/>
      <style:text-properties style:font-name="Liberation Mono1" fo:font-size="11pt" fo:font-style="normal" fo:font-weight="normal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1pt" fo:font-style="normal" fo:font-weight="normal" style:font-size-asian="18pt" style:font-size-complex="18pt"/>
    </style:style>
    <style:style style:name="P6" style:family="paragraph">
      <loext:graphic-properties draw:fill="none"/>
      <style:paragraph-properties fo:text-align="center" style:writing-mode="lr-tb"/>
      <style:text-properties style:font-name="Liberation Mono1" fo:font-size="11pt" fo:font-style="normal" fo:font-weight="normal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10" style:family="paragraph">
      <style:paragraph-properties fo:text-align="center" style:writing-mode="lr-tb"/>
      <style:text-properties style:font-name="Liberation Mono1" fo:font-size="11pt" fo:font-style="normal" fo:font-weight="normal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style:font-name="Liberation Mono1" fo:font-size="14pt" style:font-size-asian="18pt" style:font-size-complex="18pt"/>
    </style:style>
    <style:style style:name="P14" style:family="paragraph">
      <loext:graphic-properties draw:fill="none" draw:fill-color="#ffffff"/>
      <style:text-properties style:font-name="Liberation Mono1" fo:font-size="14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style:font-name="Liberation Mono1" fo:font-size="11pt" fo:font-style="normal" fo:font-weight="normal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font-size="11pt" style:font-size-asian="18pt" style:font-size-complex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" fo:font-size="11pt" style:font-size-asian="18pt" style:font-size-complex="18pt"/>
    </style:style>
    <style:style style:name="P20" style:family="paragraph">
      <loext:graphic-properties draw:fill="none"/>
      <style:paragraph-properties fo:text-align="center"/>
      <style:text-properties style:font-name="Liberation Mono" fo:font-size="11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" fo:font-size="12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text-line-through-style="none" style:text-line-through-type="none" fo:font-size="12pt" style:text-underline-style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T1" style:family="text">
      <style:text-properties style:font-name="Liberation Mono1" fo:font-size="11pt" fo:font-style="normal" fo:font-weight="normal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style:font-name="Liberation Mono1" fo:font-size="14pt" style:text-underline-style="solid" style:text-underline-width="auto" style:text-underline-color="font-color" fo:font-weight="bold" style:font-size-asian="18pt" style:font-size-complex="18pt"/>
    </style:style>
    <style:style style:name="T5" style:family="text">
      <style:text-properties style:font-name="Liberation Mono1" fo:font-size="14pt" style:font-size-asian="18pt" style:font-size-complex="1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font-style="normal" fo:text-shadow="none" style:text-underline-style="solid" style:text-underline-width="auto" style:text-underline-color="font-color" fo:font-weight="bold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line-through-style="none" style:text-line-through-type="none" fo:font-size="12pt" style:text-underline-style="none" style:text-overline-style="none" style:text-overline-color="font-color"/>
    </style:style>
    <style:style style:name="T1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1.587cm" svg:x="1cm" svg:y="1cm">
          <text:p text:style-name="P1">device mode da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5.078cm" svg:height="2.54cm" svg:x="1.952cm" svg:y="6.397cm">
          <text:p text:style-name="P1">idl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3" xml:id="id2" draw:id="id2" draw:layer="layout" svg:width="4.762cm" svg:height="2.541cm" svg:x="12.725cm" svg:y="6.38cm">
          <text:p text:style-name="P1"><text:s/>se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6" draw:layer="layout" draw:type="line" svg:x1="6.287cm" svg:y1="6.769cm" svg:x2="13.422cm" svg:y2="6.752cm" draw:start-shape="id1" draw:start-glue-point="11" draw:end-shape="id2" draw:end-glue-point="5" svg:d="M6287 6769l7135-17" svg:viewBox="0 0 7136 18">
          <text:p text:style-name="P4"><text:span text:style-name="T1">mb 1</text:span></text:p>
          <text:p text:style-name="P4"><text:span text:style-name="T1">or</text:span></text:p>
          <text:p text:style-name="P5"><text:span text:style-name="T2"><text:s text:c="6"/></text:span><text:span text:style-name="T2"><text:s text:c="6"/></text:span><text:span text:style-name="T2"><text:s/></text:span><text:span text:style-name="T2">sc:</text:span></text:p>
          <text:p text:style-name="P5"><text:span text:style-name="T2"><text:s text:c="2"/></text:span><text:span text:style-name="T2">&lt;Send</text:span><text:span text:style-name="T2">Tacto</text:span><text:span text:style-name="T2">n </text:span><text:span text:style-name="T2">slot=</text:span><text:span text:style-name="T2">”int”</text:span><text:span text:style-name="T2">/&gt;</text:span></text:p>
        </draw:connector>
        <draw:connector draw:style-name="gr5" draw:text-style-name="P3" draw:layer="layout" draw:type="line" svg:x1="12.725cm" svg:y1="7.651cm" svg:x2="7.03cm" svg:y2="7.667cm" draw:start-shape="id2" draw:start-glue-point="6" draw:end-shape="id1" draw:end-glue-point="10" svg:d="M12725 7651l-5695 16" svg:viewBox="0 0 5696 17">
          <text:p text:style-name="P11"/>
        </draw:connector>
        <draw:connector draw:style-name="gr6" draw:text-style-name="P6" draw:layer="layout" draw:type="line" svg:x1="1.952cm" svg:y1="7.667cm" svg:x2="1.972cm" svg:y2="19.415cm" draw:start-shape="id1" draw:start-glue-point="6" draw:end-shape="id3" draw:end-glue-point="6" svg:d="M1952 7667l20 11748" svg:viewBox="0 0 21 11749">
          <text:p text:style-name="P4"><text:span text:style-name="T1">mb 2</text:span></text:p>
          <text:p text:style-name="P4"><text:span text:style-name="T1">or</text:span></text:p>
          <text:p text:style-name="P4"><text:span text:style-name="T2">sc:</text:span></text:p>
          <text:p text:style-name="P5"><text:span text:style-name="T2">&lt;ReceiveTact</text:span><text:span text:style-name="T2">on </text:span></text:p>
          <text:p text:style-name="P5"><text:span text:style-name="T2">slot=”int”/&gt;</text:span></text:p>
        </draw:connector>
        <draw:custom-shape draw:style-name="gr2" draw:text-style-name="P3" xml:id="id3" draw:id="id3" draw:layer="layout" svg:width="5.078cm" svg:height="2.54cm" svg:x="1.972cm" svg:y="18.145cm">
          <text:p text:style-name="P1">receiv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4" draw:id="id4" draw:layer="layout" svg:width="5.078cm" svg:height="2.54cm" svg:x="3.01cm" svg:y="13.925cm">
          <text:p text:style-name="P7">receiv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7" draw:text-style-name="P9" draw:layer="layout" draw:type="line" svg:x1="4.511cm" svg:y1="18.145cm" svg:x2="5.549cm" svg:y2="16.465cm" draw:start-shape="id3" draw:start-glue-point="4" draw:end-shape="id4" draw:end-glue-point="8" svg:d="M4511 18145l1038-1680" svg:viewBox="0 0 1039 1681">
          <text:p text:style-name="P8"><text:span text:style-name="T3">no sr</text:span><text:span text:style-name="T3"><text:line-break/></text:span><text:span text:style-name="T3">for 50ms</text:span></text:p>
        </draw:connector>
        <draw:connector draw:style-name="gr8" draw:text-style-name="P6" draw:layer="layout" draw:type="line" svg:x1="5.549cm" svg:y1="13.925cm" svg:x2="2.695cm" svg:y2="8.565cm" draw:start-shape="id4" draw:start-glue-point="4" draw:end-shape="id1" draw:end-glue-point="7" svg:d="M5549 13925l-2854-5360" svg:viewBox="0 0 2855 5361">
          <text:p text:style-name="P10"><text:span text:style-name="T1">ss:</text:span></text:p>
          <text:p text:style-name="P5"><text:span text:style-name="T2"><text:s text:c="4"/></text:span><text:span text:style-name="T2">&lt;Result</text:span></text:p>
          <text:p text:style-name="P5"><text:span text:style-name="T2"><text:s/></text:span><text:span text:style-name="T2">what=”string”/&gt;</text:span></text:p>
        </draw:connector>
        <draw:connector draw:style-name="gr9" draw:text-style-name="P12" draw:layer="layout" draw:type="curve" draw:line-skew="-1.378cm" svg:x1="2.695cm" svg:y1="6.769cm" svg:x2="4.491cm" svg:y2="6.397cm" draw:start-shape="id1" draw:start-glue-point="5" draw:end-shape="id1" draw:end-glue-point="4" svg:d="M2695 6769c0-3376 1796-3190 1796-372" svg:viewBox="0 0 1797 2510">
          <text:p text:style-name="P11">sr</text:p>
        </draw:connector>
        <draw:frame draw:style-name="gr10" draw:text-style-name="P14" draw:layer="layout" svg:width="6.35cm" svg:height="4.016cm" svg:x="13.7cm" svg:y="14.999cm">
          <draw:text-box>
            <text:p text:style-name="P13"><text:span text:style-name="T4">abbreviations</text:span></text:p>
            <text:p text:style-name="P13"><text:span text:style-name="T5">ss - serial send</text:span></text:p>
            <text:p text:style-name="P13"><text:span text:style-name="T5">sr - serial receive</text:span></text:p>
            <text:p text:style-name="P13"><text:span text:style-name="T5">sc - serial command</text:span></text:p>
            <text:p text:style-name="P13"><text:span text:style-name="T5">mb - menu button</text:span></text:p>
          </draw:text-box>
        </draw:frame>
        <draw:connector draw:style-name="gr11" draw:text-style-name="P15" draw:layer="layout" draw:type="curve" draw:line-skew="0cm 3.608cm" svg:x1="6.307cm" svg:y1="20.313cm" svg:x2="6.307cm" svg:y2="18.517cm" draw:start-shape="id3" draw:start-glue-point="9" draw:end-shape="id3" draw:end-glue-point="11" svg:d="M6307 20313c0 1311 4853 875 4853-897 0-1771-4853-2208-4853-899" svg:viewBox="0 0 4854 3317">
          <text:p text:style-name="P4"><text:span text:style-name="T1">sr:</text:span></text:p>
          <text:p text:style-name="P5"><text:span text:style-name="T2"><text:s text:c="13"/></text:span><text:span text:style-name="T2"><text:s text:c="4"/></text:span><text:span text:style-name="T2">&lt;tacton&gt;Bina</text:span><text:span text:style-name="T2">ryVTPData&lt;/t</text:span><text:span text:style-name="T2">acton&gt;</text:span></text:p>
        </draw:connector>
        <draw:connector draw:style-name="gr12" draw:text-style-name="P12" draw:layer="layout" draw:type="curve" draw:line-skew="-2.21cm 0.805cm" svg:x1="15.106cm" svg:y1="6.38cm" svg:x2="17.487cm" svg:y2="7.651cm" draw:start-shape="id2" draw:start-glue-point="4" draw:end-shape="id2" draw:end-glue-point="10" svg:d="M15106 6380c0-4068 1845-3391 2930-2056s1411 3327-549 3327" svg:viewBox="0 0 3800 4360">
          <text:p text:style-name="P16"><text:span text:style-name="T2"><text:s text:c="12"/></text:span><text:span text:style-name="T2">ss:</text:span></text:p>
          <text:p text:style-name="P16"><text:span text:style-name="T2">&lt;tacton&gt;BinaryVTPData&lt;/tacton&gt;</text:span></text:p>
        </draw:connector>
        <draw:custom-shape draw:style-name="gr3" draw:text-style-name="P3" xml:id="id5" draw:id="id5" draw:layer="layout" svg:width="4.762cm" svg:height="2.541cm" svg:x="7.968cm" svg:y="10.725cm">
          <text:p text:style-name="P1"><text:s/>se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3" draw:text-style-name="P18" draw:layer="layout" draw:type="line" svg:x1="6.287cm" svg:y1="8.565cm" svg:x2="10.349cm" svg:y2="10.725cm" draw:start-shape="id1" draw:start-glue-point="9" draw:end-shape="id5" draw:end-glue-point="4" svg:d="M6287 8565l4062 2160" svg:viewBox="0 0 4063 2161">
          <text:p text:style-name="P17"><text:span text:style-name="T6"><text:s text:c="5"/></text:span><text:span text:style-name="T6">sc:</text:span></text:p>
          <text:p text:style-name="P17"><text:span text:style-name="T6">&lt;GetTactonList/&gt;</text:span></text:p>
        </draw:connector>
        <draw:connector draw:style-name="gr14" draw:text-style-name="P12" draw:layer="layout" draw:type="line" svg:x1="7.968cm" svg:y1="11.996cm" svg:x2="4.491cm" svg:y2="8.937cm" draw:start-shape="id5" draw:start-glue-point="6" draw:end-shape="id1" draw:end-glue-point="8" svg:d="M7968 11996l-3477-3059" svg:viewBox="0 0 3478 3060">
          <text:p/>
        </draw:connector>
        <draw:connector draw:style-name="gr15" draw:text-style-name="P20" draw:layer="layout" draw:type="curve" draw:line-skew="0.847cm" svg:x1="10.349cm" svg:y1="13.266cm" svg:x2="12.033cm" svg:y2="12.894cm" draw:start-shape="id5" draw:start-glue-point="8" draw:end-shape="id5" draw:end-glue-point="9" svg:d="M10349 13266c0 2022 1684 2208 1684-372" svg:viewBox="0 0 1685 1913">
          <text:p text:style-name="P19"><text:span text:style-name="T6"><text:s text:c="12"/></text:span><text:span text:style-name="T6">ss:</text:span></text:p>
          <text:p text:style-name="P19"><text:span text:style-name="T6">&lt;TactonList </text:span><text:span text:style-name="T6">slots=”string”/&gt;</text:span></text:p>
        </draw:connector>
        <draw:custom-shape draw:style-name="gr16" draw:text-style-name="P21" draw:layer="layout" svg:width="15.13cm" svg:height="2.54cm" svg:x="3.65cm" svg:y="23.86cm">
          <text:p text:style-name="P21"><text:span text:style-name="T7">attributes</text:span></text:p>
          <text:p text:style-name="P21"><text:span text:style-name="T8">slot=”int”: “1” .. “9”</text:span></text:p>
          <text:p text:style-name="P21"><text:span text:style-name="T8">slots=”string”: e.g. “1,2,9” (comma separated list)</text:span></text:p>
          <text:p text:style-name="P21"><text:span text:style-name="T2">what=”string”</text:span><text:span text:style-name="T8">: </text:span><text:span text:style-name="T8">“OK” or error description like “ERROR 1”</text:span></text:p>
          <text:p text:style-name="P21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19.59cm" svg:height="1.587cm" svg:x="1.001cm" svg:y="1cm">
          <text:p text:style-name="P1">device mode dat state recei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3" draw:layer="layout" draw:type="line" svg:x1="4.175cm" svg:y1="3.54cm" svg:x2="4.167cm" svg:y2="7.321cm" draw:start-shape="id6" draw:start-glue-point="6" svg:d="M4175 3540l-8 3781" svg:viewBox="0 0 9 3782">
          <text:p text:style-name="P11"><text:s/></text:p>
        </draw:connector>
        <draw:custom-shape draw:style-name="gr18" draw:text-style-name="P1" xml:id="id6" draw:id="id6" draw:layer="layout" svg:width="3.811cm" svg:height="0.635cm" svg:x="2.269cm" svg:y="2.905cm">
          <text:p text:style-name="P1">de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" xml:id="id7" draw:id="id7" draw:layer="layout" svg:width="3.819cm" svg:height="0.635cm" svg:x="16.231cm" svg:y="2.905cm">
          <text:p text:style-name="P1">cli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3" draw:layer="layout" draw:type="line" svg:x1="18.141cm" svg:y1="3.54cm" svg:x2="18.124cm" svg:y2="7.254cm" draw:start-shape="id7" draw:start-glue-point="6" svg:d="M18141 3540l-17 3714" svg:viewBox="0 0 18 3715">
          <text:p text:style-name="P11"><text:s/></text:p>
        </draw:connector>
        <draw:connector draw:style-name="gr20" draw:text-style-name="P22" draw:layer="layout" draw:type="line" svg:x1="18.146cm" svg:y1="4.785cm" svg:x2="4.167cm" svg:y2="4.807cm" svg:d="M18146 4785l-13979 22" svg:viewBox="0 0 13980 23">
          <text:p><text:span text:style-name="T9">&lt;tacton&gt;BinaryVTP</text:span><text:span text:style-name="T9">Data&lt;/</text:span><text:span text:style-name="T10">tacton&gt;</text:span></text:p>
        </draw:connector>
        <draw:connector draw:style-name="gr21" draw:text-style-name="P24" draw:layer="layout" draw:type="line" svg:x1="4.189cm" svg:y1="6.108cm" svg:x2="18.102cm" svg:y2="6.108cm" svg:d="M4189 6108h13913" svg:viewBox="0 0 13914 1">
          <text:p text:style-name="P23"><text:span text:style-name="T11">“</text:span><text:span text:style-name="T11">OK” || error text</text:span></text:p>
        </draw:connector>
        <draw:custom-shape draw:style-name="gr1" draw:text-style-name="P2" draw:layer="layout" svg:width="19.59cm" svg:height="1.587cm" svg:x="1cm" svg:y="8.649cm">
          <text:p text:style-name="P1">device mode dat state se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3" draw:layer="layout" draw:type="line" svg:x1="4.174cm" svg:y1="11.189cm" svg:x2="4.166cm" svg:y2="14.97cm" draw:start-shape="id8" draw:start-glue-point="6" svg:d="M4174 11189l-8 3781" svg:viewBox="0 0 9 3782">
          <text:p text:style-name="P11"><text:s/></text:p>
        </draw:connector>
        <draw:custom-shape draw:style-name="gr18" draw:text-style-name="P1" xml:id="id8" draw:id="id8" draw:layer="layout" svg:width="3.811cm" svg:height="0.635cm" svg:x="2.268cm" svg:y="10.554cm">
          <text:p text:style-name="P1">de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" xml:id="id9" draw:id="id9" draw:layer="layout" svg:width="3.819cm" svg:height="0.635cm" svg:x="16.23cm" svg:y="10.554cm">
          <text:p text:style-name="P1">cli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3" draw:layer="layout" draw:type="line" svg:x1="18.14cm" svg:y1="11.189cm" svg:x2="18.123cm" svg:y2="14.903cm" draw:start-shape="id9" draw:start-glue-point="6" svg:d="M18140 11189l-17 3714" svg:viewBox="0 0 18 3715">
          <text:p text:style-name="P11"><text:s/></text:p>
        </draw:connector>
        <draw:connector draw:style-name="gr23" draw:text-style-name="P22" draw:layer="layout" draw:type="line" svg:x1="4.166cm" svg:y1="12.456cm" svg:x2="18.101cm" svg:y2="12.478cm" svg:d="M4166 12456l13935 22" svg:viewBox="0 0 13936 23">
          <text:p><text:span text:style-name="T9">&lt;tacton&gt;BinaryVTP</text:span><text:span text:style-name="T9">Data&lt;/</text:span><text:span text:style-name="T10">tacton&gt;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6T18:32:33.440089568</meta:creation-date>
    <dc:date>2021-02-05T23:23:49.438684308</dc:date>
    <meta:editing-duration>PT43M56S</meta:editing-duration>
    <meta:editing-cycles>14</meta:editing-cycles>
    <meta:generator>LibreOffice/7.0.4.2$Linux_X86_64 LibreOffice_project/00$Build-2</meta:generator>
    <meta:document-statistic meta:object-count="32"/>
  </office:meta>
</office:document-meta>
</file>